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27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Source Han Sans JP" style:font-name-asian="Source Han Sans JP"/>
    </style:style>
    <style:style style:name="P2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 style:font-name="Source Han Sans JP" style:font-name-asian="Source Han Sans JP"/>
    </style:style>
    <style:style style:name="P3" style:family="paragraph">
      <loext:graphic-properties draw:fill="none"/>
      <style:paragraph-properties fo:text-align="center"/>
      <style:text-properties fo:color="#000000" loext:opacity="100%" loext:color-lum-mod="100%" loext:color-lum-off="0%" style:font-name="Source Han Sans JP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loext:opacity="100%" style:font-name="Source Han Sans JP" fo:font-size="16pt" fo:font-weight="bold" style:font-name-asian="Source Han Sans JP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g>
          <draw:frame draw:style-name="gr1" draw:text-style-name="P2" draw:layer="layout" svg:width="9.919cm" svg:height="1.877cm" svg:x="9.041cm" svg:y="0.732cm">
            <draw:text-box>
              <text:p text:style-name="P1"><text:span text:style-name="T1"/></text:p>
              <text:p text:style-name="P1"><text:span text:style-name="T1">ア</text:span><text:span text:style-name="T1">ナ</text:span><text:span text:style-name="T1">ロ</text:span><text:span text:style-name="T1">グ</text:span><text:span text:style-name="T1">と</text:span><text:span text:style-name="T1">デ</text:span><text:span text:style-name="T1">ジ</text:span><text:span text:style-name="T1">タ</text:span><text:span text:style-name="T1">ル</text:span></text:p>
            </draw:text-box>
          </draw:frame>
          <draw:line draw:style-name="gr2" draw:text-style-name="P3" draw:layer="layout" svg:x1="2.058cm" svg:y1="2.83cm" svg:x2="25.942cm" svg:y2="2.83cm">
            <text:p/>
          </draw:line>
        </draw:g>
        <draw:g>
          <draw:frame draw:style-name="gr3" draw:text-style-name="P4" draw:layer="layout" svg:width="12.25cm" svg:height="8.996cm" svg:x="1.406cm" svg:y="4.17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style-name="gr3" draw:text-style-name="P4" draw:layer="layout" svg:width="12.25cm" svg:height="8.996cm" svg:x="14.344cm" svg:y="4.17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PAゴシック" svg:font-family="IPAゴシック" style:font-family-generic="system" style:font-pitch="variable"/>
    <style:font-face style:name="IPA明朝" svg:font-family="IPA明朝" style:font-family-generic="roman" style:font-pitch="variable"/>
    <style:font-face style:name="IPA明朝1" svg:font-family="IPA明朝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  <style:font-face style:name="Source Han Sans JP" svg:font-family="'Source Han Sans JP'" style:font-family-generic="swiss" style:font-pitch="variable"/>
    <style:font-face style:name="源ノ角ゴシック JP" svg:font-family="'源ノ角ゴシック JP'" style:font-family-generic="system" style:font-pitch="variable"/>
    <style:font-face style:name="源ノ角ゴシック JP1" svg:font-family="'源ノ角ゴシック JP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明朝" fo:font-size="24pt" fo:language="en" fo:country="US" style:font-name-asian="IPA明朝1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源ノ角ゴシック JP" style:font-family-asian="'源ノ角ゴシック JP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源ノ角ゴシック JP" style:font-family-asian="'源ノ角ゴシック JP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23:16:16.427010028</meta:creation-date>
    <meta:generator>LibreOffice/7.4.3.2$Linux_X86_64 LibreOffice_project/40$Build-2</meta:generator>
    <dc:date>2023-01-08T08:32:32.434876160</dc:date>
    <meta:editing-duration>PT1H22M14S</meta:editing-duration>
    <meta:editing-cycles>23</meta:editing-cycles>
    <meta:document-statistic meta:object-count="2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51cm" svg:height="8.997cm" xlink:href="." xlink:type="simple" chart:class="chart:line" chart:style-name="ch1">
        <chart:title svg:x="5.142cm" svg:y="0.315cm" chart:style-name="ch2">
          <text:p>アナログ</text:p>
        </chart:title>
        <chart:plot-area chart:style-name="ch3" chart:data-source-has-labels="both" svg:x="0.245cm" svg:y="1.431cm" svg:width="11.761cm" svg:height="7.387cm">
          <chart:coordinate-region svg:x="0.866cm" svg:y="1.63cm" svg:width="10.953cm" svg:height="6.541cm"/>
          <chart:axis chart:dimension="x" chart:name="primary-x" chart:style-name="ch4" chartooo:axis-type="text"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251cm" svg:height="8.997cm" xlink:href="." xlink:type="simple" chart:class="chart:line" chart:style-name="ch1">
        <chart:title svg:x="5.142cm" svg:y="0.315cm" chart:style-name="ch2">
          <text:p>デジタル</text:p>
        </chart:title>
        <chart:plot-area chart:style-name="ch3" chart:data-source-has-labels="both" svg:x="0.245cm" svg:y="1.431cm" svg:width="11.761cm" svg:height="7.387cm">
          <chart:coordinate-region svg:x="0.866cm" svg:y="1.63cm" svg:width="10.953cm" svg:height="6.541cm"/>
          <chart:axis chart:dimension="x" chart:name="primary-x" chart:style-name="ch4" chartooo:axis-type="text">
            <chart:categories table:cell-range-address="local-table.$A$2:.$A$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